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3pt" fo:font-weight="bold" officeooo:rsid="0014f3ae" officeooo:paragraph-rsid="00048b64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Times New Roman" fo:font-size="13pt" fo:font-weight="bold" officeooo:rsid="00048b64" officeooo:paragraph-rsid="00048b64" style:font-size-asian="13pt" style:font-weight-asian="bold" style:font-size-complex="13pt" style:font-weight-complex="bold"/>
    </style:style>
    <style:style style:name="P3" style:family="paragraph" style:parent-style-name="Standard">
      <style:paragraph-properties>
        <style:tab-stops>
          <style:tab-stop style:position="0.609cm"/>
        </style:tab-stops>
      </style:paragraph-properties>
      <style:text-properties style:font-name="Times New Roman" fo:font-size="13pt" officeooo:paragraph-rsid="00048b64" style:font-size-asian="13pt" style:font-size-complex="13pt"/>
    </style:style>
    <style:style style:name="P4" style:family="paragraph" style:parent-style-name="Standard">
      <style:text-properties style:font-name="Times New Roman" fo:font-size="13pt" officeooo:rsid="0014f3ae" officeooo:paragraph-rsid="00048b64" style:font-size-asian="13pt" style:font-size-complex="13pt"/>
    </style:style>
    <style:style style:name="P5" style:family="paragraph" style:parent-style-name="Standard">
      <style:text-properties officeooo:paragraph-rsid="00048b64"/>
    </style:style>
    <style:style style:name="P6" style:family="paragraph">
      <style:paragraph-properties fo:text-align="center"/>
    </style:style>
    <style:style style:name="P7" style:family="paragraph">
      <style:paragraph-properties style:text-autospace="none"/>
      <style:text-properties style:font-name="F" fo:font-size="9pt" style:font-size-asian="9pt" style:font-size-complex="9pt"/>
    </style:style>
    <style:style style:name="P8" style:family="paragraph">
      <style:paragraph-properties style:text-autospace="none"/>
      <style:text-properties fo:color="#000000" loext:opacity="100%" style:font-name="F" fo:font-size="9pt" style:font-size-asian="9pt" style:font-size-complex="9pt"/>
    </style:style>
    <style:style style:name="P9" style:family="paragraph">
      <style:paragraph-properties fo:text-align="center" style:text-autospace="none" style:writing-mode="lr-tb"/>
      <style:text-properties fo:color="#000000" loext:opacity="100%" fo:font-size="9pt" style:font-size-asian="9pt" style:font-size-complex="9pt"/>
    </style:style>
    <style:style style:name="P10" style:family="paragraph">
      <style:paragraph-properties fo:text-align="center" style:writing-mode="lr-tb"/>
      <style:text-properties fo:font-size="9pt" style:font-size-asian="9pt" style:font-size-complex="9pt"/>
    </style:style>
    <style:style style:name="P11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f3ae" style:font-weight-asian="bold" style:font-weight-complex="bold"/>
    </style:style>
    <style:style style:name="T3" style:family="text">
      <style:text-properties officeooo:rsid="001aee77"/>
    </style:style>
    <style:style style:name="T4" style:family="text">
      <style:text-properties officeooo:rsid="001672d5"/>
    </style:style>
    <style:style style:name="T5" style:family="text">
      <style:text-properties style:font-name="Times New Roman" fo:font-size="13pt" fo:font-weight="bold" officeooo:rsid="0014f3ae" style:font-size-asian="13pt" style:font-weight-asian="bold" style:font-size-complex="13pt" style:font-weight-complex="bold"/>
    </style:style>
    <style:style style:name="T6" style:family="text">
      <style:text-properties style:font-name="Times New Roman" fo:font-size="13pt" style:font-size-asian="13pt" style:font-size-complex="13pt"/>
    </style:style>
    <style:style style:name="T7" style:family="text">
      <style:text-properties style:font-name="Times New Roman" fo:font-size="13pt" officeooo:rsid="0014f3ae" style:font-size-asian="13pt" style:font-size-complex="13pt"/>
    </style:style>
    <style:style style:name="T8" style:family="text">
      <style:text-properties fo:color="#000000" loext:opacity="100%" style:font-name="JetBrains Mono" fo:font-size="9pt" style:font-name-asian="JetBrains Mono" style:font-size-asian="9pt" style:font-name-complex="JetBrains Mono" style:font-size-complex="9pt"/>
    </style:style>
    <style:style style:name="T9" style:family="text">
      <style:text-properties fo:font-size="9pt" style:font-size-asian="9pt" style:font-size-complex="9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291cm" fo:min-width="6.3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249cm" fo:min-width="2.83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305cm" fo:min-width="3.15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665cm" fo:min-width="2.51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656cm" fo:min-width="2.04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649cm" fo:min-width="1.9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0.598cm" fo:min-width="1.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464cm" fo:min-width="2.2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рактическое занятие № 3 </text:p>
      <text:p text:style-name="P5"><text:span text:style-name="T5">Тема:</text:span><text:span text:style-name="T7"> </text:span><text:span text:style-name="T6">Знакомство и работа с IDE PyCharm Community. Построение программ линейной структуры в IDE PyCharm Community.</text:span></text:p>
      <text:p text:style-name="P3"><text:span text:style-name="T1">Цел</text:span><text:span text:style-name="T2">ь</text:span><text:span text:style-name="T1">:</text:span> закрепить усвоенные знания, понятия, алгоритмы, основные принципы составления программ, приобрести навыки составление программ ветвящейся структуры в IDE PyCharm Communit</text:p>
      <text:p text:style-name="P1"><text:span text:style-name="T3">Постановка</text:span> задачи:</text:p>
      <text:p text:style-name="P4"><text:bookmark text:name="__DdeLink__106_230873206"/>1. Дано целое положительное число. Проверить истинность высказывания: «Данное число является нечетным трехзначным».</text:p>
      <text:p text:style-name="P4">2. Даны три числа. Найти среднее из них (то есть число, расположенное между наименьшим и наибольшим).</text:p>
      <text:p text:style-name="P4"><text:span text:style-name="T1">Тип алгоритма:</text:span> <text:span text:style-name="T4">с ветвлениями</text:span>.</text:p>
      <text:p text:style-name="P1">Блок-схема алгоритма:</text:p>
      <text:p text:style-name="P2">1.</text:p>
      <text:p text:style-name="P1"><draw:custom-shape text:anchor-type="paragraph" draw:z-index="0" draw:name="Фигура 1" draw:style-name="gr10" draw:text-style-name="P10" svg:width="2.347cm" svg:height="0.514cm" svg:x="6.576cm" svg:y="0.349cm"><text:p text:style-name="P10"><text:span text:style-name="T9">Начало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line text:anchor-type="paragraph" draw:z-index="1" draw:name="Вертикальная линия 1" draw:style-name="gr8" draw:text-style-name="P6" svg:x1="7.812cm" svg:y1="0.335cm" svg:x2="7.812cm" svg:y2="0.966cm"><text:p/></draw:line></text:p>
      <text:p text:style-name="P1"><draw:custom-shape text:anchor-type="paragraph" draw:z-index="2" draw:name="Фигура 2" draw:style-name="gr9" draw:text-style-name="P10" svg:width="2.781cm" svg:height="0.948cm" svg:x="6.248cm" svg:y="0.436cm"><text:p text:style-name="P10"><text:span text:style-name="T9">Ввод числа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3" draw:name="Вертикальная линия 2" draw:style-name="gr8" draw:text-style-name="P11" svg:x1="7.754cm" svg:y1="1.382cm" svg:x2="7.754cm" svg:y2="1.961cm"><text:p/></draw:line><draw:custom-shape text:anchor-type="paragraph" draw:z-index="4" draw:name="Фигура 3" draw:style-name="gr7" draw:text-style-name="P10" svg:width="3.922cm" svg:height="1.295cm" svg:x="5.756cm" svg:y="1.84cm"><text:p text:style-name="P10"><text:span text:style-name="T9">type(number)!=int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" draw:name="Фигура 4" draw:style-name="gr6" draw:text-style-name="P6" svg:width="4.091cm" svg:height="1.311cm" svg:x="5.655cm" svg:y="3.556cm"><text:p text:style-name="P6"><text:span text:style-name="T9">Try</text:span> <text:span text:style-name="T9">number=int(number)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" draw:name="Вертикальная линия 3" draw:style-name="gr1" draw:text-style-name="P6" svg:x1="7.708cm" svg:y1="3.134cm" svg:x2="7.708cm" svg:y2="3.596cm"><text:p/></draw:line><draw:line text:anchor-type="paragraph" draw:z-index="7" draw:name="Линия 1" draw:style-name="gr1" draw:text-style-name="P6" svg:x1="9.671cm" svg:y1="4.198cm" svg:x2="10.809cm" svg:y2="4.198cm"><text:p/></draw:line><draw:line text:anchor-type="paragraph" draw:z-index="8" draw:name="Линия 3" draw:style-name="gr1" draw:text-style-name="P6" svg:x1="5.741cm" svg:y1="4.196cm" svg:x2="3.658cm" svg:y2="4.196cm"><text:p/></draw:line><draw:line text:anchor-type="paragraph" draw:z-index="9" draw:name="Линия 4" draw:style-name="gr1" draw:text-style-name="P6" svg:x1="3.658cm" svg:y1="4.196cm" svg:x2="3.658cm" svg:y2="5.156cm"><text:p/></draw:line><draw:custom-shape text:anchor-type="paragraph" draw:z-index="10" draw:name="Фигура 5" draw:style-name="gr5" draw:text-style-name="P10" svg:width="2.516cm" svg:height="0.666cm" svg:x="2.341cm" svg:y="5.156cm"><text:p text:style-name="P10"><text:span text:style-name="T9">V</text:span><text:span text:style-name="T9">a</text:span><text:span text:style-name="T9">l</text:span><text:span text:style-name="T9">u</text:span><text:span text:style-name="T9">e</text:span><text:span text:style-name="T9">E</text:span><text:span text:style-name="T9">r</text:span><text:span text:style-name="T9">r</text:span><text:span text:style-name="T9">o</text:span><text:span text:style-name="T9">r</text:span></text:p><draw:enhanced-geometry svg:viewBox="0 0 21600 21600" draw:type="rectangle" draw:enhanced-path="M 0 0 L 21600 0 21600 21600 0 21600 0 0 Z N"/></draw:custom-shape><draw:line text:anchor-type="paragraph" draw:z-index="11" draw:name="Линия 5" draw:style-name="gr1" draw:text-style-name="P6" svg:x1="2.544cm" svg:y1="5.156cm" svg:x2="2.562cm" svg:y2="2.496cm"><text:p/></draw:line><draw:line text:anchor-type="paragraph" draw:z-index="12" draw:name="Линия 6" draw:style-name="gr1" draw:text-style-name="P6" svg:x1="2.561cm" svg:y1="2.496cm" svg:x2="5.755cm" svg:y2="2.496cm"><text:p/></draw:line><draw:line text:anchor-type="paragraph" draw:z-index="13" draw:name="Линия 7" draw:style-name="gr1" draw:text-style-name="P6" svg:x1="5.756cm" svg:y1="2.496cm" svg:x2="5.641cm" svg:y2="2.307cm"><text:p/></draw:line><draw:line text:anchor-type="paragraph" draw:z-index="14" draw:name="Линия 8" draw:style-name="gr1" draw:text-style-name="P6" svg:x1="5.784cm" svg:y1="2.496cm" svg:x2="5.641cm" svg:y2="2.667cm"><text:p/></draw:line><draw:line text:anchor-type="paragraph" draw:z-index="15" draw:name="Линия 9" draw:style-name="gr1" draw:text-style-name="P6" svg:x1="10.809cm" svg:y1="4.198cm" svg:x2="10.809cm" svg:y2="5.024cm"><text:p/></draw:line><draw:custom-shape text:anchor-type="paragraph" draw:z-index="16" draw:name="Фигура 7" draw:style-name="gr4" draw:text-style-name="P9" svg:width="6.314cm" svg:height="2.608cm" svg:x="7.641cm" svg:y="5.024cm"><text:p text:style-name="P9"><text:span text:style-name="T8">i</text:span><text:span text:style-name="T8">f</text:span><text:span text:style-name="T8"> </text:span><text:span text:style-name="T8">n</text:span><text:span text:style-name="T8">u</text:span><text:span text:style-name="T8">m</text:span><text:span text:style-name="T8">b</text:span><text:span text:style-name="T8">e</text:span><text:span text:style-name="T8">r</text:span><text:span text:style-name="T8"> </text:span><text:span text:style-name="T8">%</text:span><text:span text:style-name="T8"> </text:span><text:span text:style-name="T8">2</text:span><text:span text:style-name="T8"> </text:span><text:span text:style-name="T8">!</text:span><text:span text:style-name="T8">=</text:span><text:span text:style-name="T8"> </text:span><text:span text:style-name="T8">0</text:span><text:span text:style-name="T8"> </text:span><text:span text:style-name="T8">a</text:span><text:span text:style-name="T8">n</text:span><text:span text:style-name="T8">d</text:span><text:span text:style-name="T8"> </text:span></text:p><text:p text:style-name="P9"><text:span text:style-name="T8">(</text:span><text:span text:style-name="T8">n</text:span><text:span text:style-name="T8">u</text:span><text:span text:style-name="T8">m</text:span><text:span text:style-name="T8">b</text:span><text:span text:style-name="T8">e</text:span><text:span text:style-name="T8">r</text:span><text:span text:style-name="T8"> </text:span><text:span text:style-name="T8">/</text:span><text:span text:style-name="T8">/</text:span><text:span text:style-name="T8"> </text:span><text:span text:style-name="T8">1</text:span><text:span text:style-name="T8">0</text:span><text:span text:style-name="T8">0</text:span><text:span text:style-name="T8"> </text:span><text:span text:style-name="T8">&lt;</text:span><text:span text:style-name="T8"> </text:span><text:span text:style-name="T8">1</text:span><text:span text:style-name="T8">0</text:span><text:span text:style-name="T8"> </text:span></text:p><text:p text:style-name="P9"><text:span text:style-name="T8">o</text:span><text:span text:style-name="T8">r</text:span><text:span text:style-name="T8"> </text:span><text:span text:style-name="T8">n</text:span><text:span text:style-name="T8">u</text:span><text:span text:style-name="T8">m</text:span><text:span text:style-name="T8">b</text:span><text:span text:style-name="T8">e</text:span><text:span text:style-name="T8">r</text:span><text:span text:style-name="T8"> </text:span><text:span text:style-name="T8">/</text:span><text:span text:style-name="T8">/</text:span><text:span text:style-name="T8"> </text:span><text:span text:style-name="T8">1</text:span><text:span text:style-name="T8">0</text:span><text:span text:style-name="T8">0</text:span><text:span text:style-name="T8"> </text:span><text:span text:style-name="T8">&gt;</text:span><text:span text:style-name="T8"> </text:span><text:span text:style-name="T8">0</text:span><text:span text:style-name="T8">)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7" draw:name="Линия 10" draw:style-name="gr1" draw:text-style-name="P6" svg:x1="13.892cm" svg:y1="6.339cm" svg:x2="14.837cm" svg:y2="6.353cm"><text:p/></draw:line><draw:line text:anchor-type="paragraph" draw:z-index="18" draw:name="Линия 11" draw:style-name="gr1" draw:text-style-name="P6" svg:x1="14.822cm" svg:y1="6.339cm" svg:x2="14.843cm" svg:y2="7.452cm"><text:p/></draw:line><draw:custom-shape text:anchor-type="paragraph" draw:z-index="19" draw:name="Фигура 6" draw:style-name="gr3" draw:text-style-name="P8" svg:width="5.663cm" svg:height="2.498cm" svg:x="4.263cm" svg:y="7.343cm"><text:p text:style-name="P8"><text:span text:style-name="T8">e</text:span><text:span text:style-name="T8">l</text:span><text:span text:style-name="T8">i</text:span><text:span text:style-name="T8">f</text:span><text:span text:style-name="T8"> </text:span><text:span text:style-name="T8">n</text:span><text:span text:style-name="T8">u</text:span><text:span text:style-name="T8">m</text:span><text:span text:style-name="T8">b</text:span><text:span text:style-name="T8">e</text:span><text:span text:style-name="T8">r</text:span><text:span text:style-name="T8"> </text:span><text:span text:style-name="T8">%</text:span><text:span text:style-name="T8"> </text:span><text:span text:style-name="T8">2</text:span><text:span text:style-name="T8"> </text:span><text:span text:style-name="T8">!</text:span><text:span text:style-name="T8">=</text:span><text:span text:style-name="T8"> </text:span><text:span text:style-name="T8">0</text:span><text:span text:style-name="T8"> </text:span></text:p><text:p text:style-name="P8"><text:span text:style-name="T8">a</text:span><text:span text:style-name="T8">n</text:span><text:span text:style-name="T8">d</text:span><text:span text:style-name="T8"> </text:span><text:span text:style-name="T8">(</text:span><text:span text:style-name="T8">n</text:span><text:span text:style-name="T8">u</text:span><text:span text:style-name="T8">m</text:span><text:span text:style-name="T8">b</text:span><text:span text:style-name="T8">e</text:span><text:span text:style-name="T8">r</text:span><text:span text:style-name="T8"> </text:span><text:span text:style-name="T8">/</text:span><text:span text:style-name="T8">/</text:span><text:span text:style-name="T8"> </text:span><text:span text:style-name="T8">1</text:span><text:span text:style-name="T8">0</text:span><text:span text:style-name="T8">0</text:span><text:span text:style-name="T8"> </text:span><text:span text:style-name="T8">&gt;</text:span><text:span text:style-name="T8"> </text:span><text:span text:style-name="T8">1</text:span><text:span text:style-name="T8">0</text:span></text:p><text:p text:style-name="P8"><text:span text:style-name="T8">o</text:span><text:span text:style-name="T8">r</text:span><text:span text:style-name="T8"> </text:span><text:span text:style-name="T8">n</text:span><text:span text:style-name="T8">u</text:span><text:span text:style-name="T8">m</text:span><text:span text:style-name="T8">b</text:span><text:span text:style-name="T8">e</text:span><text:span text:style-name="T8">r</text:span><text:span text:style-name="T8"> </text:span><text:span text:style-name="T8">/</text:span><text:span text:style-name="T8">/</text:span><text:span text:style-name="T8"> </text:span><text:span text:style-name="T8">1</text:span><text:span text:style-name="T8">0</text:span><text:span text:style-name="T8">0</text:span><text:span text:style-name="T8"> </text:span><text:span text:style-name="T8">&lt;</text:span><text:span text:style-name="T8"> </text:span><text:span text:style-name="T8">0</text:span><text:span text:style-name="T8">)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0" draw:name="Горизонтальная линия 1" draw:style-name="gr1" draw:text-style-name="P6" svg:x1="7.641cm" svg:y1="6.339cm" svg:x2="6.978cm" svg:y2="6.339cm"><text:p/></draw:line><draw:line text:anchor-type="paragraph" draw:z-index="21" draw:name="Линия 2" draw:style-name="gr1" draw:text-style-name="P6" svg:x1="6.978cm" svg:y1="6.339cm" svg:x2="6.967cm" svg:y2="7.339cm"><text:p/></draw:line><draw:custom-shape text:anchor-type="paragraph" draw:z-index="22" draw:name="Фигура 8" draw:style-name="gr2" draw:text-style-name="P7" svg:width="6.321cm" svg:height="1.292cm" svg:x="12.677cm" svg:y="7.594cm"><text:p text:style-name="P7"><text:span text:style-name="T8">print("Истинно</text:span><text:span text:style-name="T8">сть </text:span><text:span text:style-name="T8">высказывания </text:span><text:span text:style-name="T8">верна! </text:span></text:p><text:p text:style-name="P7"><text:span text:style-name="T8">Данное число </text:span><text:span text:style-name="T8">является </text:span><text:span text:style-name="T8">нечетным</text:span></text:p><text:p text:style-name="P7"><text:span text:style-name="T8"><text:s/></text:span><text:span text:style-name="T8">и </text:span><text:span text:style-name="T8">трехзначным.</text:span><text:span text:style-name="T8">")</text:span></text:p><draw:enhanced-geometry svg:viewBox="0 0 21600 21600" draw:type="rectangle" draw:enhanced-path="M 0 0 L 21600 0 21600 21600 0 21600 0 0 Z N"/></draw:custom-shape><draw:line text:anchor-type="paragraph" draw:z-index="23" draw:name="Линия 12" draw:style-name="gr1" draw:text-style-name="P6" svg:x1="9.925cm" svg:y1="8.599cm" svg:x2="10.726cm" svg:y2="8.599cm"><text:p/></draw:line><draw:line text:anchor-type="paragraph" draw:z-index="24" draw:name="Вертикальная линия 4" draw:style-name="gr1" draw:text-style-name="P6" svg:x1="10.726cm" svg:y1="8.599cm" svg:x2="10.726cm" svg:y2="9.525cm"><text:p/></draw:line><draw:line text:anchor-type="paragraph" draw:z-index="25" draw:name="Линия 13" draw:style-name="gr1" draw:text-style-name="P6" svg:x1="4.336cm" svg:y1="8.571cm" svg:x2="3.482cm" svg:y2="8.571cm"><text:p/></draw:line><draw:line text:anchor-type="paragraph" draw:z-index="26" draw:name="Линия 14" draw:style-name="gr1" draw:text-style-name="P6" svg:x1="3.482cm" svg:y1="8.571cm" svg:x2="3.482cm" svg:y2="9.929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0-28T19:07:26.951893503</dc:date>
    <meta:editing-cycles>4</meta:editing-cycles>
    <meta:editing-duration>PT15M5S</meta:editing-duration>
    <meta:document-statistic meta:table-count="0" meta:image-count="0" meta:object-count="0" meta:page-count="1" meta:paragraph-count="9" meta:word-count="78" meta:character-count="601" meta:non-whitespace-character-count="531"/>
    <meta:user-defined meta:name="Поле 1"/>
    <meta:user-defined meta:name="Поле 2"/>
    <meta:user-defined meta:name="Поле 3"/>
    <meta:user-defined meta:name="Поле 4"/>
  </office:meta>
</office:document-meta>
</file>